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2cm" fo:min-width="2.05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2cm" fo:min-width="2.05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cm" fo:min-width="2.05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908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08cm" fo:min-width="1.131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3cm" fo:min-width="0.5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2.05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2.058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478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2.056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38cm" fo:min-width="0.4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25cm"/>
      <style:paragraph-properties style:writing-mode="lr-tb"/>
    </style:style>
    <style:style style:name="gr16" style:family="graphic" style:parent-style-name="objectwithoutfill">
      <style:graphic-properties svg:stroke-color="#000000" draw:fill="solid" draw:fill-color="#ffffff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847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13cm" fo:min-width="1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0.5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87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848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846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917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112cm" fo:min-width="1.072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94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0.388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915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847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1.164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122cm" fo:min-width="0.848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063cm" fo:min-width="0.834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122cm" fo:min-width="0.847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1.204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054cm" fo:min-width="0.917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026cm" fo:min-width="0.98cm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04cm" fo:min-width="0.992cm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121cm" fo:min-width="1.062cm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849cm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1.162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077cm" fo:min-width="0.832cm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099cm" fo:min-width="0.847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06cm" fo:min-width="0.993cm"/>
      <style:paragraph-properties style:writing-mode="lr-tb"/>
    </style:style>
    <style:style style:name="gr44" style:family="graphic" style:parent-style-name="objectwithoutfill">
      <style:graphic-properties draw:fill="solid" draw:textarea-vertical-align="middl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122cm" fo:min-width="0.846cm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069cm" fo:min-width="0.935cm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948cm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1.415cm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105cm" fo:min-width="0.993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text-align="center" style:writing-mode="lr-tb"/>
      <style:text-properties style:font-name="Liberation Sans1" fo:font-size="15pt" style:font-size-asian="15pt" style:font-size-complex="15pt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ans1"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style:paragraph-properties fo:text-align="center" style:writing-mode="lr-tb"/>
      <style:text-properties fo:font-size="8pt" style:text-underline-style="solid" style:text-underline-width="auto" style:text-underline-color="font-color" style:font-size-asian="8pt" style:font-size-complex="8pt"/>
    </style:style>
    <style:style style:name="P12" style:family="paragraph">
      <loext:graphic-properties draw:fill-color="#ffffff"/>
      <style:paragraph-properties fo:text-align="center" style:writing-mode="lr-tb"/>
      <style:text-properties fo:font-size="8pt" style:text-underline-style="solid" style:text-underline-width="auto" style:text-underline-color="font-color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text-align="center" style:writing-mode="lr-tb"/>
      <style:text-properties fo:font-size="8pt" style:text-underline-style="none" style:font-size-asian="8pt" style:font-size-complex="8pt"/>
    </style:style>
    <style:style style:name="P15" style:family="paragraph">
      <loext:graphic-properties draw:fill-color="#ffffff"/>
      <style:paragraph-properties fo:text-align="center" style:writing-mode="lr-tb"/>
      <style:text-properties fo:font-size="8pt" style:text-underline-style="none" style:font-size-asian="8pt" style:font-size-complex="8pt"/>
    </style:style>
    <style:style style:name="P16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1" fo:font-size="15pt" style:font-size-asian="15pt" style:font-size-complex="1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text-underline-style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556cm" svg:height="1.37cm" svg:x="2.537cm" svg:y="4.393cm">
          <text:p text:style-name="P1"><text:span text:style-name="T1">D</text:span><text:span text:style-name="T1">r</text:span><text:span text:style-name="T1">u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58cm" svg:height="1.402cm" svg:x="11.498cm" svg:y="4.393cm">
          <text:p text:style-name="P3"><text:span text:style-name="T2">Pro</text:span><text:span text:style-name="T2">te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55cm" svg:height="1.43cm" svg:x="20.458cm" svg:y="4.393cm">
          <text:p text:style-name="P1"><text:span text:style-name="T1">Ge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2.814cm" svg:height="1.522cm" svg:x="6.806cm" svg:y="4.334cm">
          <text:p text:style-name="P5"><text:span text:style-name="T3">interacts wi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9.62cm" svg:y1="5.095cm" svg:x2="11.498cm" svg:y2="5.094cm" draw:start-shape="id1" draw:start-glue-point="7" draw:end-shape="id2" draw:end-glue-point="3" svg:d="M9620 5095l1878-1" svg:viewBox="0 0 1879 2">
          <text:p/>
        </draw:connector>
        <draw:connector draw:style-name="gr5" draw:text-style-name="P7" draw:layer="layout" draw:type="line" svg:x1="5.093cm" svg:y1="5.078cm" svg:x2="6.806cm" svg:y2="5.095cm" draw:start-shape="id3" draw:start-glue-point="1" draw:end-shape="id1" draw:end-glue-point="5" svg:d="M5093 5078l1713 17" svg:viewBox="0 0 1714 18">
          <text:p/>
        </draw:connector>
        <draw:custom-shape draw:style-name="gr6" draw:text-style-name="P6" xml:id="id4" draw:id="id4" draw:layer="layout" svg:width="3.261cm" svg:height="1.314cm" svg:x="15.434cm" svg:y="4.482cm">
          <text:p text:style-name="P5"><text:span text:style-name="T3">synthesized 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18.695cm" svg:y1="5.139cm" svg:x2="20.458cm" svg:y2="5.108cm" draw:start-shape="id4" draw:start-glue-point="7" draw:end-shape="id5" draw:end-glue-point="3" svg:d="M18695 5139l1763-31" svg:viewBox="0 0 1764 32">
          <text:p/>
        </draw:connector>
        <draw:connector draw:style-name="gr5" draw:text-style-name="P7" draw:layer="layout" draw:type="line" svg:x1="14.056cm" svg:y1="5.094cm" svg:x2="15.434cm" svg:y2="5.139cm" draw:start-shape="id2" draw:start-glue-point="1" draw:end-shape="id4" draw:end-glue-point="5" svg:d="M14056 5094l1378 45" svg:viewBox="0 0 1379 46">
          <text:p/>
        </draw:connector>
        <draw:custom-shape draw:style-name="gr7" draw:text-style-name="P9" xml:id="id19" draw:id="id19" draw:layer="layout" svg:width="2.098cm" svg:height="1.005cm" svg:x="20.689cm" svg:y="7.119cm">
          <text:p text:style-name="P8"><text:span text:style-name="T4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18" draw:id="id18" draw:layer="layout" svg:width="2.555cm" svg:height="1.449cm" svg:x="20.458cm" svg:y="9.449cm">
          <text:p text:style-name="P1"><text:span text:style-name="T1">SN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6" draw:id="id16" draw:layer="layout" svg:width="2.558cm" svg:height="1.449cm" svg:x="11.498cm" svg:y="9.449cm">
          <text:p text:style-name="P1"><text:span text:style-name="T1">DD</text:span><text:span text:style-name="T1">G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7" draw:id="id17" draw:layer="layout" svg:width="1.955cm" svg:height="1.08cm" svg:x="16.422cm" svg:y="9.688cm">
          <text:p text:style-name="P5"><text:span text:style-name="T3">cau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1" draw:id="id11" draw:layer="layout" svg:width="2.556cm" svg:height="1.449cm" svg:x="2.537cm" svg:y="9.449cm">
          <text:p text:style-name="P1"><text:span text:style-name="T1">DDI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5" draw:id="id15" draw:layer="layout" svg:width="1.956cm" svg:height="1.175cm" svg:x="7.115cm" svg:y="9.567cm">
          <text:p text:style-name="P5"><text:span text:style-name="T3">I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0.826cm" svg:height="0.9cm" svg:x="21.585cm" svg:y="5.702cm">
          <draw:text-box>
            <text:p><text:span text:style-name="T4">1</text:span></text:p>
          </draw:text-box>
        </draw:frame>
        <draw:frame draw:style-name="gr14" draw:text-style-name="P10" draw:layer="layout" svg:width="0.889cm" svg:height="0.9cm" svg:x="13.987cm" svg:y="5.111cm">
          <draw:text-box>
            <text:p><text:span text:style-name="T4">N</text:span></text:p>
          </draw:text-box>
        </draw:frame>
        <draw:frame draw:style-name="gr15" draw:text-style-name="P10" draw:layer="layout" svg:width="0.825cm" svg:height="0.9cm" svg:x="19.646cm" svg:y="5.111cm">
          <draw:text-box>
            <text:p><text:span text:style-name="T4">1</text:span></text:p>
          </draw:text-box>
        </draw:frame>
        <draw:connector draw:style-name="gr16" draw:text-style-name="P7" draw:layer="layout" draw:type="line" svg:x1="9.73cm" svg:y1="3.505cm" svg:x2="12.777cm" svg:y2="4.393cm" draw:start-shape="id6" draw:start-glue-point="8" draw:end-shape="id2" draw:end-glue-point="0" svg:d="M9730 3505l3047 888" svg:viewBox="0 0 3048 889">
          <text:p/>
        </draw:connector>
        <draw:connector draw:style-name="gr16" draw:text-style-name="P7" draw:layer="layout" draw:type="line" svg:x1="9.763cm" svg:y1="2.403cm" svg:x2="12.777cm" svg:y2="4.393cm" draw:start-shape="id7" draw:start-glue-point="8" draw:end-shape="id2" draw:end-glue-point="0" svg:d="M9763 2403l3014 1990" svg:viewBox="0 0 3015 1991">
          <text:p/>
        </draw:connector>
        <draw:connector draw:style-name="gr16" draw:text-style-name="P7" draw:layer="layout" draw:type="line" svg:x1="9.942cm" svg:y1="1.497cm" svg:x2="12.777cm" svg:y2="4.393cm" draw:start-shape="id8" draw:start-glue-point="8" draw:end-shape="id2" draw:end-glue-point="0" svg:d="M9942 1497l2835 2896" svg:viewBox="0 0 2836 2897">
          <text:p/>
        </draw:connector>
        <draw:connector draw:style-name="gr16" draw:text-style-name="P7" draw:layer="layout" draw:type="line" svg:x1="11.288cm" svg:y1="0.918cm" svg:x2="12.777cm" svg:y2="4.393cm" draw:start-shape="id9" draw:start-glue-point="8" draw:end-shape="id2" draw:end-glue-point="0" svg:d="M11288 918l1489 3475" svg:viewBox="0 0 1490 3476">
          <text:p/>
        </draw:connector>
        <draw:connector draw:style-name="gr16" draw:text-style-name="P7" draw:layer="layout" draw:type="line" svg:x1="15.172cm" svg:y1="2.344cm" svg:x2="12.777cm" svg:y2="4.393cm" draw:start-shape="id10" draw:start-glue-point="8" draw:end-shape="id2" draw:end-glue-point="0" svg:d="M15172 2344l-2395 2049" svg:viewBox="0 0 2396 2050">
          <text:p/>
        </draw:connector>
        <draw:custom-shape draw:style-name="gr17" draw:text-style-name="P12" xml:id="id12" draw:id="id12" draw:layer="layout" svg:width="1.903cm" svg:height="0.49cm" svg:x="0.778cm" svg:y="11.714cm">
          <text:p text:style-name="P11"><text:span text:style-name="T5">drug1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3" draw:id="id13" draw:layer="layout" svg:width="1.903cm" svg:height="0.49cm" svg:x="2.66cm" svg:y="12.314cm">
          <text:p text:style-name="P11"><text:span text:style-name="T5">drug2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4" draw:id="id14" draw:layer="layout" svg:width="2.221cm" svg:height="0.513cm" svg:x="4.51cm" svg:y="11.714cm">
          <text:p text:style-name="P5"><text:span text:style-name="T3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3.815cm" svg:y1="10.898cm" svg:x2="1.729cm" svg:y2="11.714cm" draw:start-shape="id11" draw:start-glue-point="2" draw:end-shape="id12" draw:end-glue-point="4" svg:d="M3815 10898l-2086 816" svg:viewBox="0 0 2087 817">
          <text:p/>
        </draw:connector>
        <draw:connector draw:style-name="gr16" draw:text-style-name="P7" draw:layer="layout" draw:type="line" svg:x1="3.815cm" svg:y1="10.898cm" svg:x2="3.611cm" svg:y2="12.314cm" draw:start-shape="id11" draw:start-glue-point="2" draw:end-shape="id13" draw:end-glue-point="4" svg:d="M3815 10898l-204 1416" svg:viewBox="0 0 205 1417">
          <text:p/>
        </draw:connector>
        <draw:connector draw:style-name="gr16" draw:text-style-name="P7" draw:layer="layout" draw:type="line" svg:x1="3.815cm" svg:y1="10.898cm" svg:x2="5.621cm" svg:y2="11.714cm" draw:start-shape="id11" draw:start-glue-point="2" draw:end-shape="id14" draw:end-glue-point="4" svg:d="M3815 10898l1806 816" svg:viewBox="0 0 1807 817">
          <text:p/>
        </draw:connector>
        <draw:frame draw:style-name="gr19" draw:text-style-name="P13" draw:layer="layout" svg:width="1.052cm" svg:height="1.175cm" svg:x="21.533cm" svg:y="8.613cm">
          <draw:text-box>
            <text:p><text:span text:style-name="T6">N</text:span></text:p>
          </draw:text-box>
        </draw:frame>
        <draw:connector draw:style-name="gr16" draw:text-style-name="P7" draw:layer="layout" draw:type="line" svg:x1="5.093cm" svg:y1="10.173cm" svg:x2="7.115cm" svg:y2="10.155cm" draw:start-shape="id11" draw:start-glue-point="1" draw:end-shape="id15" draw:end-glue-point="5" svg:d="M5093 10173l2022-18" svg:viewBox="0 0 2023 19">
          <text:p/>
        </draw:connector>
        <draw:connector draw:style-name="gr16" draw:text-style-name="P7" draw:layer="layout" draw:type="line" svg:x1="9.071cm" svg:y1="10.155cm" svg:x2="11.498cm" svg:y2="10.173cm" draw:start-shape="id15" draw:start-glue-point="7" draw:end-shape="id16" draw:end-glue-point="3" svg:d="M9071 10155l2427 18" svg:viewBox="0 0 2428 19">
          <text:p/>
        </draw:connector>
        <draw:connector draw:style-name="gr16" draw:text-style-name="P7" draw:layer="layout" draw:type="line" svg:x1="14.056cm" svg:y1="10.173cm" svg:x2="16.422cm" svg:y2="10.228cm" draw:start-shape="id16" draw:start-glue-point="1" draw:end-shape="id17" draw:end-glue-point="5" svg:d="M14056 10173l2366 55" svg:viewBox="0 0 2367 56">
          <text:p/>
        </draw:connector>
        <draw:connector draw:style-name="gr16" draw:text-style-name="P7" draw:layer="layout" draw:type="line" svg:x1="18.377cm" svg:y1="10.228cm" svg:x2="20.458cm" svg:y2="10.173cm" draw:start-shape="id17" draw:start-glue-point="7" draw:end-shape="id18" draw:end-glue-point="3" svg:d="M18377 10228l2081-55" svg:viewBox="0 0 2082 56">
          <text:p/>
        </draw:connector>
        <draw:connector draw:style-name="gr16" draw:text-style-name="P7" draw:layer="layout" draw:type="line" svg:x1="21.735cm" svg:y1="5.823cm" svg:x2="21.738cm" svg:y2="7.119cm" draw:start-shape="id5" draw:start-glue-point="2" draw:end-shape="id19" draw:end-glue-point="4" svg:d="M21735 5823l3 1296" svg:viewBox="0 0 4 1297">
          <text:p/>
        </draw:connector>
        <draw:connector draw:style-name="gr16" draw:text-style-name="P7" draw:layer="layout" draw:type="line" svg:x1="21.738cm" svg:y1="8.124cm" svg:x2="21.735cm" svg:y2="9.449cm" draw:start-shape="id19" draw:start-glue-point="6" draw:end-shape="id18" draw:end-glue-point="0" svg:d="M21738 8124l-3 1325" svg:viewBox="0 0 4 1326">
          <text:p/>
        </draw:connector>
        <draw:frame draw:style-name="gr14" draw:text-style-name="P10" draw:layer="layout" svg:width="0.889cm" svg:height="0.9cm" svg:x="13.868cm" svg:y="9.412cm">
          <draw:text-box>
            <text:p><text:span text:style-name="T4">N</text:span></text:p>
          </draw:text-box>
        </draw:frame>
        <draw:frame draw:style-name="gr20" draw:text-style-name="P10" draw:layer="layout" svg:width="0.888cm" svg:height="0.9cm" svg:x="19.696cm" svg:y="9.412cm">
          <draw:text-box>
            <text:p><text:span text:style-name="T4">N</text:span></text:p>
          </draw:text-box>
        </draw:frame>
        <draw:frame draw:style-name="gr21" draw:text-style-name="P10" draw:layer="layout" svg:width="0.887cm" svg:height="0.9cm" svg:x="10.832cm" svg:y="9.413cm">
          <draw:text-box>
            <text:p><text:span text:style-name="T4">N</text:span></text:p>
          </draw:text-box>
        </draw:frame>
        <draw:frame draw:style-name="gr21" draw:text-style-name="P10" draw:layer="layout" svg:width="0.887cm" svg:height="0.9cm" svg:x="4.882cm" svg:y="9.415cm">
          <draw:text-box>
            <text:p><text:span text:style-name="T4">N</text:span></text:p>
          </draw:text-box>
        </draw:frame>
        <draw:custom-shape draw:style-name="gr22" draw:text-style-name="P12" xml:id="id20" draw:id="id20" draw:layer="layout" svg:width="1.904cm" svg:height="0.492cm" svg:x="8.926cm" svg:y="11.515cm">
          <text:p text:style-name="P11"><text:span text:style-name="T5">drug1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21" draw:id="id21" draw:layer="layout" svg:width="1.902cm" svg:height="0.491cm" svg:x="10.234cm" svg:y="12.555cm">
          <text:p text:style-name="P11"><text:span text:style-name="T5">drug2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22" draw:id="id22" draw:layer="layout" svg:width="2.221cm" svg:height="0.511cm" svg:x="13.722cm" svg:y="11.474cm">
          <text:p text:style-name="P5"><text:span text:style-name="T3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2.777cm" svg:y1="10.898cm" svg:x2="9.878cm" svg:y2="11.515cm" draw:start-shape="id16" draw:start-glue-point="2" draw:end-shape="id20" draw:end-glue-point="4" svg:d="M12777 10898l-2899 617" svg:viewBox="0 0 2900 618">
          <text:p/>
        </draw:connector>
        <draw:connector draw:style-name="gr16" draw:text-style-name="P7" draw:layer="layout" draw:type="line" svg:x1="12.777cm" svg:y1="10.898cm" svg:x2="11.185cm" svg:y2="12.555cm" draw:start-shape="id16" draw:start-glue-point="2" draw:end-shape="id21" draw:end-glue-point="4" svg:d="M12777 10898l-1592 1657" svg:viewBox="0 0 1593 1658">
          <text:p/>
        </draw:connector>
        <draw:connector draw:style-name="gr16" draw:text-style-name="P7" draw:layer="layout" draw:type="line" svg:x1="12.777cm" svg:y1="10.898cm" svg:x2="14.833cm" svg:y2="11.474cm" draw:start-shape="id16" draw:start-glue-point="2" draw:end-shape="id22" draw:end-glue-point="4" svg:d="M12777 10898l2056 576" svg:viewBox="0 0 2057 577">
          <text:p/>
        </draw:connector>
        <draw:custom-shape draw:style-name="gr24" draw:text-style-name="P12" xml:id="id24" draw:id="id24" draw:layer="layout" svg:width="2.003cm" svg:height="0.491cm" svg:x="18.613cm" svg:y="12.421cm">
          <text:p text:style-name="P11"><text:span text:style-name="T5">refsnp_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xml:id="id25" draw:id="id25" draw:layer="layout" svg:width="2.222cm" svg:height="0.512cm" svg:x="20.589cm" svg:y="12.796cm">
          <text:p text:style-name="P5"><text:span text:style-name="T3">chr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21.916cm" svg:y1="10.9cm" svg:x2="18.516cm" svg:y2="11.729cm" draw:end-shape="id23" draw:end-glue-point="4" svg:d="M21916 10900l-3400 829" svg:viewBox="0 0 3401 830">
          <text:p/>
        </draw:connector>
        <draw:connector draw:style-name="gr16" draw:text-style-name="P7" draw:layer="layout" draw:type="line" svg:x1="21.916cm" svg:y1="10.9cm" svg:x2="19.615cm" svg:y2="12.421cm" draw:end-shape="id24" draw:end-glue-point="4" svg:d="M21916 10900l-2301 1521" svg:viewBox="0 0 2302 1522">
          <text:p/>
        </draw:connector>
        <draw:connector draw:style-name="gr16" draw:text-style-name="P7" xml:id="id48" draw:id="id48" draw:layer="layout" draw:type="line" svg:x1="21.916cm" svg:y1="10.9cm" svg:x2="21.7cm" svg:y2="12.796cm" draw:end-shape="id25" draw:end-glue-point="4" svg:d="M21916 10900l-216 1896" svg:viewBox="0 0 217 1897">
          <text:p/>
        </draw:connector>
        <draw:custom-shape draw:style-name="gr26" draw:text-style-name="P12" xml:id="id23" draw:id="id23" draw:layer="layout" svg:width="2.038cm" svg:height="0.491cm" svg:x="17.497cm" svg:y="11.729cm">
          <text:p text:style-name="P11"><text:span text:style-name="T5">refsnp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0" draw:layer="layout" svg:width="0.888cm" svg:height="0.901cm" svg:x="10.812cm" svg:y="5.019cm">
          <draw:text-box>
            <text:p><text:span text:style-name="T4">N</text:span></text:p>
          </draw:text-box>
        </draw:frame>
        <draw:frame draw:style-name="gr14" draw:text-style-name="P10" draw:layer="layout" svg:width="0.889cm" svg:height="0.9cm" svg:x="4.86cm" svg:y="5.021cm">
          <draw:text-box>
            <text:p><text:span text:style-name="T4">N</text:span></text:p>
          </draw:text-box>
        </draw:frame>
        <draw:custom-shape draw:style-name="gr23" draw:text-style-name="P12" xml:id="id26" draw:id="id26" draw:layer="layout" svg:width="1.902cm" svg:height="0.491cm" svg:x="12.599cm" svg:y="12.555cm">
          <text:p text:style-name="P11"><text:span text:style-name="T5">protein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2.777cm" svg:y1="10.898cm" svg:x2="13.55cm" svg:y2="12.555cm" draw:start-shape="id16" draw:start-glue-point="2" draw:end-shape="id26" draw:end-glue-point="4" svg:d="M12777 10898l773 1657" svg:viewBox="0 0 774 1658">
          <text:p/>
        </draw:connector>
        <draw:custom-shape draw:style-name="gr17" draw:text-style-name="P12" xml:id="id6" draw:id="id6" draw:layer="layout" svg:width="1.903cm" svg:height="0.49cm" svg:x="8.779cm" svg:y="3.015cm">
          <text:p text:style-name="P11"><text:span text:style-name="T5">drug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7" draw:id="id7" draw:layer="layout" svg:width="2.001cm" svg:height="0.49cm" svg:x="8.762cm" svg:y="1.913cm">
          <text:p text:style-name="P11"><text:span text:style-name="T5">protein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8" draw:id="id8" draw:layer="layout" svg:width="1.905cm" svg:height="0.491cm" svg:x="8.989cm" svg:y="1.006cm">
          <text:p text:style-name="P11"><text:span text:style-name="T5">protein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xml:id="id9" draw:id="id9" draw:layer="layout" svg:width="2.352cm" svg:height="0.492cm" svg:x="10.112cm" svg:y="0.426cm">
          <text:p text:style-name="P14"><text:span text:style-name="T7">protein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10" draw:id="id10" draw:layer="layout" svg:width="1.904cm" svg:height="0.526cm" svg:x="14.22cm" svg:y="1.818cm">
          <text:p text:style-name="P14"><text:span text:style-name="T7">fun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37" draw:id="id37" draw:layer="layout" svg:width="1.905cm" svg:height="0.49cm" svg:x="14.334cm" svg:y="2.962cm">
          <text:p text:style-name="P14"><text:span text:style-name="T7">pubmed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xml:id="id27" draw:id="id27" draw:layer="layout" svg:width="1.886cm" svg:height="0.443cm" svg:x="11.086cm" svg:y="2.175cm">
          <text:p text:style-name="P14"><text:span text:style-name="T7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xml:id="id28" draw:id="id28" draw:layer="layout" svg:width="1.903cm" svg:height="0.524cm" svg:x="14.318cm" svg:y="1.023cm">
          <text:p text:style-name="P14"><text:span text:style-name="T7">ge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2.029cm" svg:y1="2.618cm" svg:x2="12.778cm" svg:y2="4.393cm" draw:start-shape="id27" draw:start-glue-point="8" svg:d="M12029 2618l749 1775" svg:viewBox="0 0 750 1776">
          <text:p/>
        </draw:connector>
        <draw:connector draw:style-name="gr16" draw:text-style-name="P7" draw:layer="layout" draw:type="line" svg:x1="15.269cm" svg:y1="1.547cm" svg:x2="12.778cm" svg:y2="4.393cm" draw:start-shape="id28" draw:start-glue-point="8" svg:d="M15269 1547l-2491 2846" svg:viewBox="0 0 2492 2847">
          <text:p/>
        </draw:connector>
        <draw:connector draw:style-name="gr16" draw:text-style-name="P7" draw:layer="layout" draw:type="line" svg:x1="18.748cm" svg:y1="3.538cm" svg:x2="21.645cm" svg:y2="4.394cm" draw:start-shape="id29" draw:start-glue-point="8" svg:d="M18748 3538l2897 856" svg:viewBox="0 0 2898 857">
          <text:p/>
        </draw:connector>
        <draw:connector draw:style-name="gr16" draw:text-style-name="P7" draw:layer="layout" draw:type="line" svg:x1="23.741cm" svg:y1="1.508cm" svg:x2="21.645cm" svg:y2="4.394cm" draw:start-shape="id30" draw:start-glue-point="8" svg:d="M23741 1508l-2096 2886" svg:viewBox="0 0 2097 2887">
          <text:p/>
        </draw:connector>
        <draw:custom-shape draw:style-name="gr34" draw:text-style-name="P12" xml:id="id29" draw:id="id29" draw:layer="layout" svg:width="2.41cm" svg:height="0.422cm" svg:x="17.543cm" svg:y="3.116cm">
          <text:p text:style-name="P11"><text:span text:style-name="T5">ensembl_gene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xml:id="id34" draw:id="id34" draw:layer="layout" svg:width="1.905cm" svg:height="0.491cm" svg:x="18.038cm" svg:y="0.902cm">
          <text:p text:style-name="P14"><text:span text:style-name="T7">hgnc_symb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xml:id="id30" draw:id="id30" draw:layer="layout" svg:width="2.003cm" svg:height="0.43cm" svg:x="22.739cm" svg:y="1.078cm">
          <text:p text:style-name="P14"><text:span text:style-name="T7">chromoso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31" draw:id="id31" draw:layer="layout" svg:width="2.092cm" svg:height="0.388cm" svg:x="23.001cm" svg:y="3.169cm">
          <text:p text:style-name="P14"><text:span text:style-name="T7">end_pos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xml:id="id33" draw:id="id33" draw:layer="layout" draw:type="line" svg:x1="24.047cm" svg:y1="3.557cm" svg:x2="21.646cm" svg:y2="4.394cm" draw:start-shape="id31" draw:start-glue-point="8" svg:d="M24047 3557l-2401 837" svg:viewBox="0 0 2402 838">
          <text:p/>
        </draw:connector>
        <draw:custom-shape draw:style-name="gr37" draw:text-style-name="P15" xml:id="id32" draw:id="id32" draw:layer="layout" svg:width="2.11cm" svg:height="0.41cm" svg:x="23.042cm" svg:y="2.112cm">
          <text:p text:style-name="P14"><text:span text:style-name="T7">start_pos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24.097cm" svg:y1="2.522cm" svg:x2="21.646cm" svg:y2="4.394cm" draw:start-shape="id32" draw:start-glue-point="8" draw:end-shape="id33" draw:end-glue-point="3" svg:d="M24097 2522l-2451 1872" svg:viewBox="0 0 2452 1873">
          <text:p/>
        </draw:connector>
        <draw:connector draw:style-name="gr16" draw:text-style-name="P7" draw:layer="layout" draw:type="line" svg:x1="18.991cm" svg:y1="1.393cm" svg:x2="21.646cm" svg:y2="4.394cm" draw:start-shape="id34" draw:start-glue-point="8" draw:end-shape="id33" draw:end-glue-point="3" svg:d="M18991 1393l2655 3001" svg:viewBox="0 0 2656 3002">
          <text:p/>
        </draw:connector>
        <draw:custom-shape draw:style-name="gr38" draw:text-style-name="P15" xml:id="id35" draw:id="id35" draw:layer="layout" svg:width="2.208cm" svg:height="0.525cm" svg:x="12.819cm" svg:y="0.501cm">
          <text:p text:style-name="P14"><text:span text:style-name="T7">uniprot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xml:id="id36" draw:id="id36" draw:layer="layout" draw:type="line" svg:x1="13.923cm" svg:y1="1.026cm" svg:x2="12.778cm" svg:y2="4.393cm" draw:start-shape="id35" draw:start-glue-point="8" svg:d="M13923 1026l-1145 3367" svg:viewBox="0 0 1146 3368">
          <text:p/>
        </draw:connector>
        <draw:connector draw:style-name="gr16" draw:text-style-name="P7" draw:layer="layout" draw:type="line" svg:x1="12.778cm" svg:y1="4.393cm" svg:x2="15.287cm" svg:y2="3.452cm" draw:start-shape="id36" draw:start-glue-point="3" draw:end-shape="id37" draw:end-glue-point="8" svg:d="M12778 4393l2509-941" svg:viewBox="0 0 2510 942">
          <text:p/>
        </draw:connector>
        <draw:connector draw:style-name="gr16" draw:text-style-name="P7" draw:layer="layout" draw:type="line" svg:x1="2.281cm" svg:y1="3.919cm" svg:x2="3.788cm" svg:y2="4.393cm" draw:start-shape="id38" draw:start-glue-point="10" svg:d="M2281 3919l1507 474" svg:viewBox="0 0 1508 475">
          <text:p/>
        </draw:connector>
        <draw:connector draw:style-name="gr16" draw:text-style-name="P7" draw:layer="layout" draw:type="line" svg:x1="2.072cm" svg:y1="3.215cm" svg:x2="3.788cm" svg:y2="4.393cm" draw:start-shape="id39" draw:start-glue-point="10" svg:d="M2072 3215l1716 1178" svg:viewBox="0 0 1717 1179">
          <text:p/>
        </draw:connector>
        <draw:connector draw:style-name="gr16" draw:text-style-name="P7" draw:layer="layout" draw:type="line" svg:x1="1.396cm" svg:y1="1.632cm" svg:x2="3.788cm" svg:y2="4.393cm" draw:start-shape="id40" draw:start-glue-point="8" svg:d="M1396 1632l2392 2761" svg:viewBox="0 0 2393 2762">
          <text:p/>
        </draw:connector>
        <draw:connector draw:style-name="gr16" draw:text-style-name="P7" draw:layer="layout" draw:type="line" svg:x1="1.309cm" svg:y1="2.535cm" svg:x2="3.788cm" svg:y2="4.393cm" draw:start-shape="id41" draw:start-glue-point="8" svg:d="M1309 2535l2479 1858" svg:viewBox="0 0 2480 1859">
          <text:p/>
        </draw:connector>
        <draw:custom-shape draw:style-name="gr29" draw:text-style-name="P12" xml:id="id38" draw:id="id38" draw:layer="layout" svg:width="1.905cm" svg:height="0.491cm" svg:x="0.376cm" svg:y="3.673cm">
          <text:p text:style-name="P11"><text:span text:style-name="T5">drug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xml:id="id39" draw:id="id39" draw:layer="layout" svg:width="1.907cm" svg:height="0.492cm" svg:x="0.165cm" svg:y="2.969cm">
          <text:p text:style-name="P14"><text:span text:style-name="T7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xml:id="id40" draw:id="id40" draw:layer="layout" svg:width="1.905cm" svg:height="0.491cm" svg:x="0.443cm" svg:y="1.141cm">
          <text:p text:style-name="P14"><text:span text:style-name="T7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41" draw:id="id41" draw:layer="layout" svg:width="2.35cm" svg:height="0.491cm" svg:x="0.134cm" svg:y="2.044cm">
          <text:p text:style-name="P14"><text:span text:style-name="T7">synony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xml:id="id45" draw:id="id45" draw:layer="layout" svg:width="1.905cm" svg:height="0.491cm" svg:x="5.176cm" svg:y="3.523cm">
          <text:p text:style-name="P14"><text:span text:style-name="T7">pubmed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xml:id="id42" draw:id="id42" draw:layer="layout" svg:width="1.905cm" svg:height="0.524cm" svg:x="3.335cm" svg:y="0.318cm">
          <text:p text:style-name="P14"><text:span text:style-name="T7">ind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4.288cm" svg:y1="0.842cm" svg:x2="3.789cm" svg:y2="4.393cm" draw:start-shape="id42" draw:start-glue-point="8" svg:d="M4288 842l-499 3551" svg:viewBox="0 0 500 3552">
          <text:p/>
        </draw:connector>
        <draw:custom-shape draw:style-name="gr41" draw:text-style-name="P15" xml:id="id43" draw:id="id43" draw:layer="layout" svg:width="1.882cm" svg:height="0.461cm" svg:x="2.514cm" svg:y="1.271cm">
          <text:p text:style-name="P14"><text:span text:style-name="T7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xml:id="id44" draw:id="id44" draw:layer="layout" draw:type="line" svg:x1="3.455cm" svg:y1="1.732cm" svg:x2="3.789cm" svg:y2="4.393cm" draw:start-shape="id43" draw:start-glue-point="8" svg:d="M3455 1732l334 2661" svg:viewBox="0 0 335 2662">
          <text:p/>
        </draw:connector>
        <draw:connector draw:style-name="gr16" draw:text-style-name="P7" draw:layer="layout" draw:type="line" svg:x1="3.789cm" svg:y1="4.393cm" svg:x2="6.129cm" svg:y2="4.014cm" draw:start-shape="id44" draw:start-glue-point="3" draw:end-shape="id45" draw:end-glue-point="8" svg:d="M3789 4393l2340-379" svg:viewBox="0 0 2341 380">
          <text:p/>
        </draw:connector>
        <draw:custom-shape draw:style-name="gr42" draw:text-style-name="P15" xml:id="id46" draw:id="id46" draw:layer="layout" svg:width="1.903cm" svg:height="0.493cm" svg:x="5.421cm" svg:y="2.58cm">
          <text:p text:style-name="P14"><text:span text:style-name="T7">P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7" draw:id="id47" draw:layer="layout" svg:width="1.904cm" svg:height="0.49cm" svg:x="5.122cm" svg:y="1.641cm">
          <text:p text:style-name="P14"><text:span text:style-name="T7">P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3.789cm" svg:y1="4.393cm" svg:x2="6.372cm" svg:y2="3.073cm" draw:start-shape="id44" draw:start-glue-point="3" draw:end-shape="id46" draw:end-glue-point="8" svg:d="M3789 4393l2583-1320" svg:viewBox="0 0 2584 1321">
          <text:p/>
        </draw:connector>
        <draw:connector draw:style-name="gr16" draw:text-style-name="P7" draw:layer="layout" draw:type="line" svg:x1="3.789cm" svg:y1="4.393cm" svg:x2="6.074cm" svg:y2="2.131cm" draw:start-shape="id44" draw:start-glue-point="3" draw:end-shape="id47" draw:end-glue-point="8" svg:d="M3789 4393l2285-2262" svg:viewBox="0 0 2286 2263">
          <text:p/>
        </draw:connector>
        <draw:custom-shape draw:style-name="gr43" draw:text-style-name="P15" xml:id="id49" draw:id="id49" draw:layer="layout" svg:width="2.111cm" svg:height="0.436cm" svg:x="23.155cm" svg:y="11.379cm">
          <text:p text:style-name="P14"><text:span text:style-name="T7">chrom_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21.916cm" svg:y1="10.9cm" svg:x2="24.211cm" svg:y2="11.379cm" draw:start-shape="id48" draw:start-glue-point="2" draw:end-shape="id49" draw:end-glue-point="4" svg:d="M21916 10900l2295 479" svg:viewBox="0 0 2296 480">
          <text:p/>
        </draw:connector>
        <draw:custom-shape draw:style-name="gr33" draw:text-style-name="P15" xml:id="id50" draw:id="id50" draw:layer="layout" svg:width="1.905cm" svg:height="0.524cm" svg:x="1.235cm" svg:y="0.319cm">
          <text:p text:style-name="P14"><text:span text:style-name="T7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draw:type="line" svg:x1="2.188cm" svg:y1="0.843cm" svg:x2="3.789cm" svg:y2="4.393cm" draw:start-shape="id50" draw:start-glue-point="8" draw:end-shape="id44" draw:end-glue-point="3" svg:d="M2188 843l1601 3550" svg:viewBox="0 0 1602 3551">
          <text:p/>
        </draw:connector>
        <draw:custom-shape draw:style-name="gr33" draw:text-style-name="P15" xml:id="id51" draw:id="id51" draw:layer="layout" svg:width="1.905cm" svg:height="0.524cm" svg:x="4.535cm" svg:y="0.919cm">
          <text:p text:style-name="P14"><text:span text:style-name="T7">toxic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draw:type="line" svg:x1="5.488cm" svg:y1="1.443cm" svg:x2="3.789cm" svg:y2="4.393cm" draw:start-shape="id51" draw:start-glue-point="8" draw:end-shape="id44" draw:end-glue-point="3" svg:d="M5488 1443l-1699 2950" svg:viewBox="0 0 1700 2951">
          <text:p/>
        </draw:connector>
        <draw:custom-shape draw:style-name="gr45" draw:text-style-name="P15" xml:id="id52" draw:id="id52" draw:layer="layout" svg:width="1.902cm" svg:height="0.524cm" svg:x="12.252cm" svg:y="1.376cm">
          <text:p text:style-name="P14"><text:span text:style-name="T7">uniprot</text:span><text:span text:style-name="T7">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draw:type="line" svg:x1="13.203cm" svg:y1="1.9cm" svg:x2="12.778cm" svg:y2="4.393cm" draw:start-shape="id52" draw:start-glue-point="8" draw:end-shape="id36" draw:end-glue-point="3" svg:d="M13203 1900l-425 2493" svg:viewBox="0 0 426 2494">
          <text:p/>
        </draw:connector>
        <draw:custom-shape draw:style-name="gr46" draw:text-style-name="P15" xml:id="id53" draw:id="id53" draw:layer="layout" svg:width="2.027cm" svg:height="0.449cm" svg:x="17.764cm" svg:y="2.144cm">
          <text:p text:style-name="P14"><text:span text:style-name="T7">descriptio</text:span><text:span text:style-name="T7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draw:type="line" svg:x1="18.777cm" svg:y1="2.593cm" svg:x2="21.646cm" svg:y2="4.394cm" draw:start-shape="id53" draw:start-glue-point="8" draw:end-shape="id33" draw:end-glue-point="3" svg:d="M18777 2593l2869 1801" svg:viewBox="0 0 2870 1802">
          <text:p/>
        </draw:connector>
        <draw:custom-shape draw:style-name="gr47" draw:text-style-name="P15" xml:id="id55" draw:id="id55" draw:layer="layout" svg:width="2.046cm" svg:height="0.491cm" svg:x="20.938cm" svg:y="0.702cm">
          <text:p text:style-name="P14"><text:span text:style-name="T7">uniprot_g</text:span><text:span text:style-name="T7">n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5" xml:id="id54" draw:id="id54" draw:layer="layout" svg:width="2.707cm" svg:height="0.491cm" svg:x="19.302cm" svg:y="1.477cm">
          <text:p text:style-name="P14"><text:span text:style-name="T7">un</text:span><text:span text:style-name="T7">ipr</text:span><text:span text:style-name="T7">ot</text:span><text:span text:style-name="T7">_g</text:span><text:span text:style-name="T7">n_</text:span><text:span text:style-name="T7">sy</text:span><text:span text:style-name="T7">m</text:span><text:span text:style-name="T7">bo</text:span><text:span text:style-name="T7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draw:type="line" svg:x1="20.656cm" svg:y1="1.968cm" svg:x2="21.646cm" svg:y2="4.394cm" draw:start-shape="id54" draw:start-glue-point="8" draw:end-shape="id33" draw:end-glue-point="3" svg:d="M20656 1968l990 2426" svg:viewBox="0 0 991 2427">
          <text:p/>
        </draw:connector>
        <draw:connector draw:style-name="gr44" draw:text-style-name="P16" draw:layer="layout" draw:type="line" svg:x1="21.961cm" svg:y1="1.193cm" svg:x2="21.646cm" svg:y2="4.394cm" draw:start-shape="id55" draw:start-glue-point="8" draw:end-shape="id33" draw:end-glue-point="3" svg:d="M21961 1193l-315 3201" svg:viewBox="0 0 316 3202">
          <text:p/>
        </draw:connector>
        <draw:custom-shape draw:style-name="gr49" draw:text-style-name="P15" xml:id="id56" draw:id="id56" draw:layer="layout" svg:width="2.111cm" svg:height="0.501cm" svg:x="22.855cm" svg:y="12.315cm">
          <text:p text:style-name="P14"><text:span text:style-name="T7">chrom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draw:type="line" svg:x1="21.916cm" svg:y1="10.9cm" svg:x2="23.911cm" svg:y2="12.315cm" draw:start-shape="id48" draw:start-glue-point="2" draw:end-shape="id56" draw:end-glue-point="4" svg:d="M21916 10900l1995 1415" svg:viewBox="0 0 1996 14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8:35:25.163811876</meta:creation-date>
    <meta:editing-duration>PT17M51S</meta:editing-duration>
    <meta:editing-cycles>5</meta:editing-cycles>
    <meta:generator>LibreOffice/6.4.6.2$Linux_X86_64 LibreOffice_project/40$Build-2</meta:generator>
    <dc:title>ERD</dc:title>
    <dc:date>2021-01-19T19:54:24.388411649</dc:date>
    <meta:document-statistic meta:object-count="113"/>
    <meta:template xlink:type="simple" xlink:actuate="onRequest" xlink:title="ERD" xlink:href="../../../../../../../Templates/ERD.otg" meta:date="2021-01-13T18:35:24.397986313"/>
  </office:meta>
</office:document-meta>
</file>